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left="1.251cm" fo:margin-right="0cm" fo:margin-top="0cm" fo:margin-bottom="0cm" fo:text-align="justify" style:justify-single-word="false" fo:text-indent="0cm" style:auto-text-indent="false"/>
      <style:text-properties style:font-name="Courier New"/>
    </style:style>
    <style:style style:name="P6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Courier New"/>
    </style:style>
    <style:style style:name="P7" style:family="paragraph" style:parent-style-name="Standard"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ext_20_body">
      <style:paragraph-properties fo:margin-left="1.251cm" fo:margin-right="0cm" fo:margin-top="0cm" fo:margin-bottom="0cm" fo:text-align="justify" style:justify-single-word="false" fo:text-indent="0cm" style:auto-text-indent="false"/>
      <style:text-properties style:font-name="Courier New" fo:font-weight="bold" style:font-weight-asian="bold" style:font-weight-complex="bold"/>
    </style:style>
    <style:style style:name="T1" style:family="text">
      <style:text-properties style:font-name="Courier New" fo:font-size="11pt" style:font-size-asian="11pt" style:font-size-complex="11pt"/>
    </style:style>
    <style:style style:name="T2" style:family="text"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style:style style:name="T6" style:family="text">
      <style:text-properties style:font-name="Times New Roman" fo:font-style="italic" style:font-style-asian="italic" style:font-style-complex="italic"/>
    </style:style>
    <style:style style:name="T7" style:family="text">
      <style:text-properties style:font-name="Times New Roman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SSIGNMENT #03</text:p>
      <text:p text:style-name="Standard"/>
      <text:p text:style-name="P10">STUDENT NAME: Akshay Nalwaya</text:p>
      <text:p text:style-name="P10">STUDENT ID: 200159155</text:p>
      <text:p text:style-name="P10"/>
      <text:p text:style-name="Standard">This file includes the instructions for compiling and running the code written as a solution for Question#2 for Assignment#3.</text:p>
      <text:p text:style-name="P1"/>
      <text:p text:style-name="P1">Q2_200159155.pl</text:p>
      <text:p text:style-name="P1"/>
      <text:p text:style-name="P2">Prerequisites:</text:p>
      <text:p text:style-name="P12">SWI_Prolog software</text:p>
      <text:p text:style-name="P12"/>
      <text:p text:style-name="P2">Running the Code: <text:span text:style-name="T7">Double Click on the file to run it.</text:span></text:p>
      <text:p text:style-name="P13"><text:span text:style-name="T6"/></text:p>
      <text:p text:style-name="P13"><text:span text:style-name="T6"/></text:p>
      <text:p text:style-name="P8">rel(SourceNode, RelationshipType, DestinationNode)</text:p>
      <text:p text:style-name="P9">It is a recursive rule to find the type of relationship how SourceNode is related to DestinationNode</text:p>
      <text:p text:style-name="P9"/>
      <text:p text:style-name="P8">characteristic(X,travel,Y)</text:p>
      <text:p text:style-name="P9">It is a recursive rule to find if X travels by Y mode.</text:p>
      <text:p text:style-name="P9"/>
      <text:p text:style-name="P8">characteristic(X,color,Y)</text:p>
      <text:p text:style-name="P9">It is a recursive rule to find it X is of Y color.</text:p>
      <text:p text:style-name="P7"/>
      <text:p text:style-name="P3">Sample Test Cases</text:p>
      <text:p text:style-name="P7"/>
      <text:p text:style-name="P7">?- rel(tweety,isa,bird).</text:p>
      <text:p text:style-name="P7">true .</text:p>
      <text:p text:style-name="P7"/>
      <text:p text:style-name="P7">?- rel(nemo,isa,fish).</text:p>
      <text:p text:style-name="P7">true .</text:p>
      <text:p text:style-name="P7"/>
      <text:p text:style-name="P7">?- rel(opus,isa,penguin).</text:p>
      <text:p text:style-name="P7">true .</text:p>
      <text:p text:style-name="P7"/>
      <text:p text:style-name="P7">?- rel(canary,ako,animal).</text:p>
      <text:p text:style-name="P7">true .</text:p>
      <text:p text:style-name="P7"/>
      <text:p text:style-name="P7">?- rel(robin,isa,canary).</text:p>
      <text:p text:style-name="P7">true </text:p>
      <text:p text:style-name="P7"/>
      <text:p text:style-name="P7">?- characteristic(nemo,travel,swimming).</text:p>
      <text:p text:style-name="P7">true .</text:p>
      <text:p text:style-name="P7"/>
      <text:p text:style-name="P7">?- characteristic(robin,color,yellow).</text:p>
      <text:p text:style-name="P7">true.</text:p>
      <text:p text:style-name="P7"/>
      <text:p text:style-name="P7">?- characteristic(opus,travel,walking).</text:p>
      <text:p text:style-name="P7">true .</text:p>
      <text:p text:style-name="P7"/>
      <text:p text:style-name="P4"><text:span text:style-name="T4">Author:</text:span><text:span text:style-name="T3"> Akshay Nalwaya (Student ID: 200159155)</text:span></text:p>
      <text:p text:style-name="P4"><text:span text:style-name="T5">[This template for ReadMe file was taken from </text:span><text:a xlink:type="simple" xlink:href="https://gist.github.com/PurpleBooth/109311bb0361f32d87a2" text:style-name="Internet_20_link" text:visited-style-name="Visited_20_Internet_20_Link"><text:span text:style-name="T5">https://gist.github.com/PurpleBooth/109311bb0361f32d87a2</text:span></text:a><text:span text:style-name="T5">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4M58S</meta:editing-duration>
    <meta:editing-cycles>24</meta:editing-cycles>
    <meta:generator>OpenOffice/4.1.3$Win32 OpenOffice.org_project/413m1$Build-9783</meta:generator>
    <dc:date>2017-10-17T23:35:40.24</dc:date>
    <dc:creator>Akshay Nalwaya</dc:creator>
    <meta:document-statistic meta:table-count="0" meta:image-count="0" meta:object-count="0" meta:page-count="1" meta:paragraph-count="33" meta:word-count="139" meta:character-count="1045"/>
    <meta:user-defined meta:name="Info 1"/>
    <meta:user-defined meta:name="Info 2"/>
    <meta:user-defined meta:name="Info 3"/>
    <meta:user-defined meta:name="Info 4"/>
  </office:meta>
</office:document-meta>
</file>